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6E0000006E50D5C24737A297B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Tahoma1" svg:font-family="Tahoma"/>
    <style:font-face style:name="Times New Roman1" svg:font-family="'Times New Roman'" style:font-family-generic="roman"/>
    <style:font-face style:name="Source Code Pro Black" svg:font-family="'Source Code Pro Black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end" style:justify-single-word="false"/>
    </style:style>
    <style:style style:name="P2" style:family="paragraph" style:parent-style-name="Text_20_body">
      <style:paragraph-properties fo:margin-top="0cm" fo:margin-bottom="0cm" loext:contextual-spacing="false"/>
      <style:text-properties style:font-name="Arial1" fo:font-size="18pt" fo:font-weight="bold" style:font-name-asian="Tahoma" style:font-size-asian="18pt" style:font-weight-asian="bold" style:font-size-complex="18pt"/>
    </style:style>
    <style:style style:name="P3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</style:style>
    <style:style style:name="P4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paragraph-rsid="0041005b"/>
    </style:style>
    <style:style style:name="P5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paragraph-rsid="004e6c85"/>
    </style:style>
    <style:style style:name="P6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paragraph-rsid="00506850"/>
    </style:style>
    <style:style style:name="P7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rsid="000e8e9d" officeooo:paragraph-rsid="0010799b"/>
    </style:style>
    <style:style style:name="P8" style:family="paragraph" style:parent-style-name="Text_20_body">
      <style:paragraph-properties fo:margin-left="3.6cm" fo:margin-right="0.03cm" fo:margin-top="0cm" fo:margin-bottom="0.199cm" loext:contextual-spacing="false" fo:line-height="108%" fo:text-indent="-3.6cm" style:auto-text-indent="false">
        <style:tab-stops>
          <style:tab-stop style:position="0.609cm"/>
        </style:tab-stops>
      </style:paragraph-properties>
      <style:text-properties officeooo:paragraph-rsid="000f1061"/>
    </style:style>
    <style:style style:name="P9" style:family="paragraph" style:parent-style-name="Text_20_body">
      <style:paragraph-properties fo:margin-left="3.6cm" fo:margin-right="0.03cm" fo:margin-top="0cm" fo:margin-bottom="0.199cm" loext:contextual-spacing="false" fo:line-height="108%" fo:text-indent="-3.6cm" style:auto-text-indent="false">
        <style:tab-stops>
          <style:tab-stop style:position="3.6cm"/>
        </style:tab-stops>
      </style:paragraph-properties>
      <style:text-properties officeooo:paragraph-rsid="004466b2"/>
    </style:style>
    <style:style style:name="P10" style:family="paragraph" style:parent-style-name="Text_20_body">
      <style:paragraph-properties fo:margin-left="3.6cm" fo:margin-right="-0.079cm" fo:margin-top="0cm" fo:margin-bottom="0.199cm" loext:contextual-spacing="false" fo:line-height="108%" fo:text-indent="-3.6cm" style:auto-text-indent="false">
        <style:tab-stops>
          <style:tab-stop style:position="0.609cm"/>
        </style:tab-stops>
      </style:paragraph-properties>
      <style:text-properties officeooo:paragraph-rsid="004466b2"/>
    </style:style>
    <style:style style:name="T1" style:family="text">
      <style:text-properties fo:color="#15516e" style:font-name="Arial1" fo:font-size="16pt" fo:font-weight="bold" style:font-name-asian="Tahoma" style:font-size-asian="16pt" style:font-weight-asian="bold" style:font-size-complex="20pt"/>
    </style:style>
    <style:style style:name="T2" style:family="text">
      <style:text-properties fo:color="#15516e" style:font-name="Source Code Pro" fo:font-size="20pt" fo:font-weight="bold" style:font-size-asian="20pt" style:font-size-complex="20pt"/>
    </style:style>
    <style:style style:name="T3" style:family="text">
      <style:text-properties fo:color="#15516e" style:font-name="Source Code Pro Black" fo:font-size="20pt" fo:font-weight="bold" style:font-size-asian="20pt" style:font-size-complex="20pt"/>
    </style:style>
    <style:style style:name="T4" style:family="text">
      <style:text-properties fo:color="#4c4c4c"/>
    </style:style>
    <style:style style:name="T5" style:family="text">
      <style:text-properties fo:color="#4c4c4c" style:font-name="Times New Roman1" officeooo:rsid="0033496f"/>
    </style:style>
    <style:style style:name="T6" style:family="text">
      <style:text-properties fo:color="#4c4c4c" officeooo:rsid="004e12b1"/>
    </style:style>
    <style:style style:name="T7" style:family="text">
      <style:text-properties fo:color="#4c4c4c" officeooo:rsid="0050d9d1"/>
    </style:style>
    <style:style style:name="T8" style:family="text">
      <style:text-properties style:font-name="Times New Roman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e8e9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0a549" style:font-style-asian="italic" style:font-style-complex="italic"/>
    </style:style>
    <style:style style:name="T13" style:family="text">
      <style:text-properties fo:font-style="italic" officeooo:rsid="0010799b" style:font-style-asian="italic" style:font-style-complex="italic"/>
    </style:style>
    <style:style style:name="T14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16" style:family="text">
      <style:text-properties officeooo:rsid="000a5f86"/>
    </style:style>
    <style:style style:name="T17" style:family="text">
      <style:text-properties officeooo:rsid="000e8e9d"/>
    </style:style>
    <style:style style:name="T18" style:family="text">
      <style:text-properties officeooo:rsid="000f1061"/>
    </style:style>
    <style:style style:name="T19" style:family="text">
      <style:text-properties officeooo:rsid="000f9681"/>
    </style:style>
    <style:style style:name="T20" style:family="text">
      <style:text-properties officeooo:rsid="0010799b"/>
    </style:style>
    <style:style style:name="T21" style:family="text">
      <style:text-properties officeooo:rsid="00124d02"/>
    </style:style>
    <style:style style:name="T22" style:family="text">
      <style:text-properties officeooo:rsid="0012912f"/>
    </style:style>
    <style:style style:name="T23" style:family="text">
      <style:text-properties officeooo:rsid="0015c29b"/>
    </style:style>
    <style:style style:name="T24" style:family="text">
      <style:text-properties officeooo:rsid="00198e50"/>
    </style:style>
    <style:style style:name="T25" style:family="text">
      <style:text-properties officeooo:rsid="0023454b"/>
    </style:style>
    <style:style style:name="T26" style:family="text">
      <style:text-properties officeooo:rsid="002885ea"/>
    </style:style>
    <style:style style:name="T27" style:family="text">
      <style:text-properties officeooo:rsid="0028ca19"/>
    </style:style>
    <style:style style:name="T28" style:family="text">
      <style:text-properties officeooo:rsid="002aada3"/>
    </style:style>
    <style:style style:name="T29" style:family="text">
      <style:text-properties officeooo:rsid="003936ac"/>
    </style:style>
    <style:style style:name="T30" style:family="text">
      <style:text-properties officeooo:rsid="003aa140"/>
    </style:style>
    <style:style style:name="T31" style:family="text">
      <style:text-properties fo:font-style="normal" fo:font-weight="normal" officeooo:rsid="0015e84d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aa140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d5d45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43f109" style:font-style-asian="normal" style:font-weight-asian="normal" style:font-style-complex="normal" style:font-weight-complex="normal"/>
    </style:style>
    <style:style style:name="T35" style:family="text">
      <style:text-properties officeooo:rsid="004466b2"/>
    </style:style>
    <style:style style:name="T36" style:family="text">
      <style:text-properties officeooo:rsid="004e6c85"/>
    </style:style>
    <style:style style:name="T37" style:family="text">
      <style:text-properties officeooo:rsid="00506850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yCoRe:<text:tab/><text:span text:style-name="T9">My</text:span> <text:span text:style-name="T9">Co</text:span>ntent <text:span text:style-name="T9">Re</text:span>pository, sprich ['maikɔːr]</text:p>
      <text:p text:style-name="P3">Lizenz:<text:tab/><text:span text:style-name="T9">Freie Software</text:span>, <text:span text:style-name="T25">lizenziert </text:span>unter der <text:span text:style-name="T11">GNU General Public License</text:span> (GPL) </text:p>
      <text:p text:style-name="P3">Entwickler:<text:tab/><text:span text:style-name="T9">MyCoRe-Community</text:span></text:p>
      <text:p text:style-name="P3">Homepage: <text:tab/><text:span text:style-name="T9">http://www.mycore.de</text:span></text:p>
      <text:p text:style-name="P3">Kategorie:<text:tab/>Webanwendung für digitale Bibliotheken, Content-Management, <text:line-break/><text:tab/>Dokumenten-Management, Dokumentenserver, Publikationsserver, <text:line-break/><text:tab/>Archive, Institutionelle Repositorien</text:p>
      <text:p text:style-name="P3">Sprache:<text:tab/>Sprache der MyCoRe-Anwendung ist anpassbar, Dokumentation in deutsch</text:p>
      <text:p text:style-name="P7">LTS-Release:<text:tab/>201<text:span text:style-name="T37">9.06</text:span> <text:span text:style-name="T20">(</text:span><text:span text:style-name="T13">Lo</text:span><text:span text:style-name="T11">ng Term Support</text:span><text:span text:style-name="T20">)</text:span></text:p>
      <text:p text:style-name="P5">Aktuelle Version:<text:tab/><text:span text:style-name="T36">2019.06</text:span></text:p>
      <text:p text:style-name="P4">Betriebssystem:<text:tab/>Linux, Mac OS X, Unix, Windows</text:p>
      <text:p text:style-name="P10">Systemanforderung:<text:tab/>Web Application Server: <text:line-break/>Apache Tomcat, Jetty oder <text:span text:style-name="T17">andere Servlet-Engine, Version 3.1</text:span><text:line-break/>Datenbank: <text:span text:style-name="T21">PostgreSQL, </text:span>MySQL, Oracle, HSQLDB, IBM DB2, <text:s/>oder eine <text:line-break/>andere relationale Datenbank, <text:span text:style-name="T27">die mit Hibernate verwendet werden kann</text:span><text:line-break/>Java <text:span text:style-name="T26">8</text:span> SDK <text:span text:style-name="T28">und für Entwicklung:</text:span> <text:span text:style-name="T35">Maven und Git</text:span> <text:line-break/><text:span text:style-name="T17">Solr-Server</text:span></text:p>
      <text:p text:style-name="P6">Download:<text:tab/>https://www.mycore.de/site/download/<text:span text:style-name="T19"> und https://github.com/MyCoRe-Org<text:line-break/> <text:tab/>https://www.mycore.de/documentation/getting_started/gs_mir_install/</text:span></text:p>
      <text:p text:style-name="P8">Funktionalität:<text:tab/><text:span text:style-name="T17">Das </text:span>MyCoRe-<text:span text:style-name="T17">Framework</text:span> stellt alle Grundfunktionen von Dokumenten- und Publikationsservern bereit. Durch Anpassungen in XML, XSL <text:span text:style-name="T16">und CSS</text:span> können eigene Webanwendungen mit MyCoRe entwickelt werden. Die Suchfunktion ermöglicht Recherche in Metadaten, Volltexten und XML-Strukturen. Einfache oder auch umfangreichere Suchmasken können selbst definiert werden. Grund<text:span text:style-name="T35">­</text:span>funktionen der Benutzung <text:span text:style-name="T24">via</text:span> Webschnittstelle sind das Erstellen, Verwalten und Bearbeiten aller Inhalte über Online-Eingabeformulare mit <text:s/>mehrsprachiger Ober<text:span text:style-name="T35">­</text:span>fläche (I18N). Intern verwendet MyCoRe XML als Speicher- und Datenaustausch<text:span text:style-name="T35">­</text:span>format. Weitere Funktionen sind: Anpassbarkeit der Webseiten, Verwaltung aller gängigen Medientypen, wie PDF-Dokumente, Audio-/Video-Dateien, Bilder, ganze Dateiverzeichnisse. <text:span text:style-name="T19">Es wird ein integrierter Bildbetrachter (Viewer) zum Anzeigen von Digitalisaten und Abbildungen bereitgestellt. </text:span>Unterstützt werden Standards in den Metadaten (<text:span text:style-name="T17">Dublin Core, </text:span><text:span text:style-name="T12">MODS</text:span>, XMetaDiss, Epicur) und in Klassifikationen (z.B. DDC). Metadatenmodelle sind anpassbar und erweiterbar. <text:span text:style-name="T11">Persistente Identifier</text:span> (URNs, <text:span text:style-name="T29">DOI</text:span>) sichern den dauerhaften Zugriff auf die Daten. Schnittstellen und Protokolle werden unterstützt, wie z.B. das <text:span text:style-name="T11">OAI Protocol for Metadata Harvesting</text:span>, das <text:span text:style-name="T11">Simple Web-service Offering Repository Deposit</text:span> (SWORD), <text:span text:style-name="T17">REST</text:span> oder über Suchmaschinen-Robots. Der Zugriff auf Daten in MyCoRe kann gezielt gesteuert werden über eine Benutzer- und Rechte<text:span text:style-name="T35">­</text:span>ver<text:span text:style-name="T35">­</text:span>waltung. <text:span text:style-name="T18">Weiterhin besteht die Möglichkeit über LDAP oder Shibboleth den Zugriff zu steuern und ü</text:span>ber <text:span text:style-name="T11">Access Control Listen</text:span> (ACLs) die Zugriffs- und Bearbeitungsrechte auf ein Objekt <text:span text:style-name="T18">zu definieren</text:span>. </text:p>
      <text:p text:style-name="P9"><text:span text:style-name="T30">Anwendungen: <text:tab/></text:span><text:span text:style-name="T10">MIR</text:span>, <text:span text:style-name="T23">das </text:span><text:span text:style-name="T14">M</text:span><text:span text:style-name="T15">ODS</text:span><text:span text:style-name="T14"> Institutional Repository</text:span><text:span text:style-name="T31"> </text:span><text:span text:style-name="T32">basiert auf <text:s/>dem MyCoRe-Framework und kann Out-Of-The-Box installiert </text:span><text:span text:style-name="T34">und genutzt </text:span><text:span text:style-name="T32">werden</text:span><text:span text:style-name="T33">:</text:span><text:span text:style-name="T14"> </text:span><text:span text:style-name="T22">http://mycore.de/mir<text:line-break/></text:span>Weitere Anwendungsbeispiele unter http://www.mycore.de/<text:span text:style-name="T35">applications/list.htm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Tahoma1" svg:font-family="Tahoma"/>
    <style:font-face style:name="Times New Roman1" svg:font-family="'Times New Roman'" style:font-family-generic="roman"/>
    <style:font-face style:name="Source Code Pro Black" svg:font-family="'Source Code Pro Black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cm" style:type="center"/>
          <style:tab-stop style:position="17.401cm" style:type="right"/>
        </style:tab-stops>
      </style:paragraph-properties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top="0cm" fo:margin-bottom="0cm" loext:contextual-spacing="false" fo:text-align="end" style:justify-single-word="false"/>
    </style:style>
    <style:style style:name="MP2" style:family="paragraph" style:parent-style-name="Text_20_body">
      <style:paragraph-properties fo:margin-top="0cm" fo:margin-bottom="0cm" loext:contextual-spacing="false"/>
      <style:text-properties style:font-name="Arial1" fo:font-size="18pt" fo:font-weight="bold" style:font-name-asian="Tahoma" style:font-size-asian="18pt" style:font-weight-asian="bold" style:font-size-complex="18pt"/>
    </style:style>
    <style:style style:name="MT1" style:family="text">
      <style:text-properties fo:color="#15516e" style:font-name="Arial1" fo:font-size="16pt" fo:font-weight="bold" style:font-name-asian="Tahoma" style:font-size-asian="16pt" style:font-weight-asian="bold" style:font-size-complex="20pt"/>
    </style:style>
    <style:style style:name="MT2" style:family="text">
      <style:text-properties fo:color="#15516e" style:font-name="Source Code Pro" fo:font-size="20pt" fo:font-weight="bold" style:font-size-asian="20pt" style:font-size-complex="20pt"/>
    </style:style>
    <style:style style:name="MT3" style:family="text">
      <style:text-properties fo:color="#15516e" style:font-name="Source Code Pro Black" fo:font-size="20pt" fo:font-weight="bold" style:font-size-asian="20pt" style:font-size-complex="20pt"/>
    </style:style>
    <style:style style:name="MT4" style:family="text">
      <style:text-properties fo:color="#4c4c4c"/>
    </style:style>
    <style:style style:name="MT5" style:family="text">
      <style:text-properties style:font-name="Times New Roman1"/>
    </style:style>
    <style:style style:name="MT6" style:family="text">
      <style:text-properties fo:color="#4c4c4c" style:font-name="Times New Roman1" officeooo:rsid="0033496f"/>
    </style:style>
    <style:style style:name="MT7" style:family="text">
      <style:text-properties fo:color="#4c4c4c" officeooo:rsid="0050d9d1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8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50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/></text:span><text:span text:style-name="MT2"><text:tab/><text:tab/><text:tab/></text:span><text:span text:style-name="MT3">&lt;MyC</text:span><text:span text:style-name="MT3"><draw:frame draw:style-name="Mfr1" draw:name="Bild1" text:anchor-type="as-char" svg:y="-0.399cm" svg:width="0.439cm" svg:height="0.439cm" draw:z-index="0"><draw:image xlink:href="Pictures/100000000000006E0000006E50D5C24737A297B1.png" xlink:type="simple" xlink:show="embed" xlink:actuate="onLoad" loext:mime-type="image/png"/></draw:frame></text:span><text:span text:style-name="MT3">Re/&gt;</text:span></text:p>
        <text:p text:style-name="MP2">Datenblatt</text:p>
      </style:header>
      <style:footer>
        <text:p text:style-name="Footer"><text:tab/><text:span text:style-name="MT4">MyCoRe-Datenblatt </text:span><text:span text:style-name="MT5">©</text:span><text:span text:style-name="MT4"> MyCoRe </text:span><text:span text:style-name="MT6">®</text:span><text:span text:style-name="MT4">, 20</text:span><text:span text:style-name="MT7">20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20-01-08T16:55:59.459000000</dc:date>
    <meta:editing-duration>PT21H8M27S</meta:editing-duration>
    <meta:editing-cycles>84</meta:editing-cycles>
    <meta:generator>LibreOffice/6.1.6.3$Windows_X86_64 LibreOffice_project/5896ab1714085361c45cf540f76f60673dd96a72</meta:generator>
    <meta:printed-by>Wiebke Oeltjen</meta:printed-by>
    <meta:print-date>2016-10-07T13:54:50.742000000</meta:print-date>
    <meta:keyword>MyCoRe; www.mycore.de; Institutional Repository; Dokumentenserver; Open-Source-Software</meta:keyword>
    <dc:subject>Datenblatt für die Repository-Software MyCoRe</dc:subject>
    <dc:title>MyCoRe-Datenblatt</dc:title>
    <dc:creator>Wiebke Oeltjen</dc:creator>
    <meta:document-statistic meta:table-count="0" meta:image-count="1" meta:object-count="0" meta:page-count="1" meta:paragraph-count="16" meta:word-count="328" meta:character-count="2937" meta:non-whitespace-character-count="2604"/>
    <meta:user-defined meta:name="Info 1"/>
    <meta:user-defined meta:name="Info 2"/>
    <meta:user-defined meta:name="Info 3"/>
    <meta:user-defined meta:name="Info 4"/>
  </office:meta>
</office:document-meta>
</file>